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cuidado_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2898" calcext:value-type="float">
            <text:p>2898</text:p>
          </table:table-cell>
          <table:table-cell office:value-type="float" office:value="634" calcext:value-type="float">
            <text:p>634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2944" calcext:value-type="float">
            <text:p>2944</text:p>
          </table:table-cell>
          <table:table-cell office:value-type="float" office:value="654" calcext:value-type="float">
            <text:p>65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3046" calcext:value-type="float">
            <text:p>3046</text:p>
          </table:table-cell>
          <table:table-cell office:value-type="float" office:value="643" calcext:value-type="float">
            <text:p>643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3585" calcext:value-type="float">
            <text:p>3585</text:p>
          </table:table-cell>
          <table:table-cell office:value-type="float" office:value="647" calcext:value-type="float">
            <text:p>647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3859" calcext:value-type="float">
            <text:p>3859</text:p>
          </table:table-cell>
          <table:table-cell office:value-type="float" office:value="794" calcext:value-type="float">
            <text:p>794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3518" calcext:value-type="float">
            <text:p>3518</text:p>
          </table:table-cell>
          <table:table-cell office:value-type="float" office:value="765" calcext:value-type="float">
            <text:p>765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3750" calcext:value-type="float">
            <text:p>3750</text:p>
          </table:table-cell>
          <table:table-cell office:value-type="float" office:value="844" calcext:value-type="float">
            <text:p>844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4078" calcext:value-type="float">
            <text:p>4078</text:p>
          </table:table-cell>
          <table:table-cell office:value-type="float" office:value="826" calcext:value-type="float">
            <text:p>826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4126" calcext:value-type="float">
            <text:p>4126</text:p>
          </table:table-cell>
          <table:table-cell office:value-type="float" office:value="916" calcext:value-type="float">
            <text:p>91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4247" calcext:value-type="float">
            <text:p>4247</text:p>
          </table:table-cell>
          <table:table-cell office:value-type="float" office:value="956" calcext:value-type="float">
            <text:p>956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4494" calcext:value-type="float">
            <text:p>4494</text:p>
          </table:table-cell>
          <table:table-cell office:value-type="float" office:value="923" calcext:value-type="float">
            <text:p>923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4292" calcext:value-type="float">
            <text:p>4292</text:p>
          </table:table-cell>
          <table:table-cell office:value-type="float" office:value="995" calcext:value-type="float">
            <text:p>995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4819" calcext:value-type="float">
            <text:p>4819</text:p>
          </table:table-cell>
          <table:table-cell office:value-type="float" office:value="924" calcext:value-type="float">
            <text:p>924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4788" calcext:value-type="float">
            <text:p>4788</text:p>
          </table:table-cell>
          <table:table-cell office:value-type="float" office:value="1063" calcext:value-type="float">
            <text:p>1063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4942" calcext:value-type="float">
            <text:p>4942</text:p>
          </table:table-cell>
          <table:table-cell office:value-type="float" office:value="1097" calcext:value-type="float">
            <text:p>1097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4998" calcext:value-type="float">
            <text:p>4998</text:p>
          </table:table-cell>
          <table:table-cell office:value-type="float" office:value="1110" calcext:value-type="float">
            <text:p>1110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5031" calcext:value-type="float">
            <text:p>5031</text:p>
          </table:table-cell>
          <table:table-cell office:value-type="float" office:value="1133" calcext:value-type="float">
            <text:p>1133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5238" calcext:value-type="float">
            <text:p>5238</text:p>
          </table:table-cell>
          <table:table-cell office:value-type="float" office:value="1164" calcext:value-type="float">
            <text:p>1164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5334" calcext:value-type="float">
            <text:p>5334</text:p>
          </table:table-cell>
          <table:table-cell office:value-type="float" office:value="1185" calcext:value-type="float">
            <text:p>1185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5407" calcext:value-type="float">
            <text:p>5407</text:p>
          </table:table-cell>
          <table:table-cell office:value-type="float" office:value="1201" calcext:value-type="float">
            <text:p>1201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5344" calcext:value-type="float">
            <text:p>5344</text:p>
          </table:table-cell>
          <table:table-cell office:value-type="float" office:value="1204" calcext:value-type="float">
            <text:p>120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5424" calcext:value-type="float">
            <text:p>5424</text:p>
          </table:table-cell>
          <table:table-cell office:value-type="float" office:value="1205" calcext:value-type="float">
            <text:p>1205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5293" calcext:value-type="float">
            <text:p>5293</text:p>
          </table:table-cell>
          <table:table-cell office:value-type="float" office:value="1193" calcext:value-type="float">
            <text:p>11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5433" calcext:value-type="float">
            <text:p>5433</text:p>
          </table:table-cell>
          <table:table-cell office:value-type="float" office:value="1207" calcext:value-type="float">
            <text:p>1207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5525" calcext:value-type="float">
            <text:p>5525</text:p>
          </table:table-cell>
          <table:table-cell office:value-type="float" office:value="1228" calcext:value-type="float">
            <text:p>1228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5600" calcext:value-type="float">
            <text:p>5600</text:p>
          </table:table-cell>
          <table:table-cell office:value-type="float" office:value="1245" calcext:value-type="float">
            <text:p>1245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5829" calcext:value-type="float">
            <text:p>5829</text:p>
          </table:table-cell>
          <table:table-cell office:value-type="float" office:value="1296" calcext:value-type="float">
            <text:p>1296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5910" calcext:value-type="float">
            <text:p>5910</text:p>
          </table:table-cell>
          <table:table-cell office:value-type="float" office:value="1313" calcext:value-type="float">
            <text:p>1313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6022" calcext:value-type="float">
            <text:p>6022</text:p>
          </table:table-cell>
          <table:table-cell office:value-type="float" office:value="1323" calcext:value-type="float">
            <text:p>1323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6045" calcext:value-type="float">
            <text:p>6045</text:p>
          </table:table-cell>
          <table:table-cell office:value-type="float" office:value="1343" calcext:value-type="float">
            <text:p>1343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6072" calcext:value-type="float">
            <text:p>6072</text:p>
          </table:table-cell>
          <table:table-cell office:value-type="float" office:value="1349" calcext:value-type="float">
            <text:p>1349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6179" calcext:value-type="float">
            <text:p>6179</text:p>
          </table:table-cell>
          <table:table-cell office:value-type="float" office:value="1270" calcext:value-type="float">
            <text:p>1270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6306" calcext:value-type="float">
            <text:p>6306</text:p>
          </table:table-cell>
          <table:table-cell office:value-type="float" office:value="1421" calcext:value-type="float">
            <text:p>1421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6474" calcext:value-type="float">
            <text:p>6474</text:p>
          </table:table-cell>
          <table:table-cell office:value-type="float" office:value="1330" calcext:value-type="float">
            <text:p>1330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6429" calcext:value-type="float">
            <text:p>6429</text:p>
          </table:table-cell>
          <table:table-cell office:value-type="float" office:value="1429" calcext:value-type="float">
            <text:p>1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7172" calcext:value-type="float">
            <text:p>7172</text:p>
          </table:table-cell>
          <table:table-cell office:value-type="float" office:value="1616" calcext:value-type="float">
            <text:p>1616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6525" calcext:value-type="float">
            <text:p>6525</text:p>
          </table:table-cell>
          <table:table-cell office:value-type="float" office:value="1450" calcext:value-type="float">
            <text:p>1450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6714" calcext:value-type="float">
            <text:p>6714</text:p>
          </table:table-cell>
          <table:table-cell office:value-type="float" office:value="1380" calcext:value-type="float">
            <text:p>1380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6935" calcext:value-type="float">
            <text:p>6935</text:p>
          </table:table-cell>
          <table:table-cell office:value-type="float" office:value="1425" calcext:value-type="float">
            <text:p>142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6996" calcext:value-type="float">
            <text:p>6996</text:p>
          </table:table-cell>
          <table:table-cell office:value-type="float" office:value="1437" calcext:value-type="float">
            <text:p>1437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6955" calcext:value-type="float">
            <text:p>6955</text:p>
          </table:table-cell>
          <table:table-cell office:value-type="float" office:value="1546" calcext:value-type="float">
            <text:p>1546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7230" calcext:value-type="float">
            <text:p>7230</text:p>
          </table:table-cell>
          <table:table-cell office:value-type="float" office:value="1485" calcext:value-type="float">
            <text:p>1485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7139" calcext:value-type="float">
            <text:p>7139</text:p>
          </table:table-cell>
          <table:table-cell office:value-type="float" office:value="1587" calcext:value-type="float">
            <text:p>1587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7219" calcext:value-type="float">
            <text:p>7219</text:p>
          </table:table-cell>
          <table:table-cell office:value-type="float" office:value="1604" calcext:value-type="float">
            <text:p>1604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7186" calcext:value-type="float">
            <text:p>7186</text:p>
          </table:table-cell>
          <table:table-cell office:value-type="float" office:value="1720" calcext:value-type="float">
            <text:p>1720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7446" calcext:value-type="float">
            <text:p>7446</text:p>
          </table:table-cell>
          <table:table-cell office:value-type="float" office:value="1758" calcext:value-type="float">
            <text:p>1758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7207" calcext:value-type="float">
            <text:p>7207</text:p>
          </table:table-cell>
          <table:table-cell office:value-type="float" office:value="2060" calcext:value-type="float">
            <text:p>2060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7413" calcext:value-type="float">
            <text:p>7413</text:p>
          </table:table-cell>
          <table:table-cell office:value-type="float" office:value="1647" calcext:value-type="float">
            <text:p>1647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7124" calcext:value-type="float">
            <text:p>7124</text:p>
          </table:table-cell>
          <table:table-cell office:value-type="float" office:value="1832" calcext:value-type="float">
            <text:p>1832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7144" calcext:value-type="float">
            <text:p>7144</text:p>
          </table:table-cell>
          <table:table-cell office:value-type="float" office:value="2040" calcext:value-type="float">
            <text:p>2040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7168" calcext:value-type="float">
            <text:p>7168</text:p>
          </table:table-cell>
          <table:table-cell office:value-type="float" office:value="2048" calcext:value-type="float">
            <text:p>204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7103" calcext:value-type="float">
            <text:p>7103</text:p>
          </table:table-cell>
          <table:table-cell office:value-type="float" office:value="2089" calcext:value-type="float">
            <text:p>2089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7298" calcext:value-type="float">
            <text:p>7298</text:p>
          </table:table-cell>
          <table:table-cell office:value-type="float" office:value="2115" calcext:value-type="float">
            <text:p>2115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7397" calcext:value-type="float">
            <text:p>7397</text:p>
          </table:table-cell>
          <table:table-cell office:value-type="float" office:value="2113" calcext:value-type="float">
            <text:p>2113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7285" calcext:value-type="float">
            <text:p>7285</text:p>
          </table:table-cell>
          <table:table-cell office:value-type="float" office:value="2143" calcext:value-type="float">
            <text:p>2143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7411" calcext:value-type="float">
            <text:p>7411</text:p>
          </table:table-cell>
          <table:table-cell office:value-type="float" office:value="2118" calcext:value-type="float">
            <text:p>2118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7207" calcext:value-type="float">
            <text:p>7207</text:p>
          </table:table-cell>
          <table:table-cell office:value-type="float" office:value="2120" calcext:value-type="float">
            <text:p>2120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7410" calcext:value-type="float">
            <text:p>7410</text:p>
          </table:table-cell>
          <table:table-cell office:value-type="float" office:value="2118" calcext:value-type="float">
            <text:p>2118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7565" calcext:value-type="float">
            <text:p>7565</text:p>
          </table:table-cell>
          <table:table-cell office:value-type="float" office:value="2193" calcext:value-type="float">
            <text:p>2193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7318" calcext:value-type="float">
            <text:p>7318</text:p>
          </table:table-cell>
          <table:table-cell office:value-type="float" office:value="2260" calcext:value-type="float">
            <text:p>2260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7495" calcext:value-type="float">
            <text:p>7495</text:p>
          </table:table-cell>
          <table:table-cell office:value-type="float" office:value="2280" calcext:value-type="float">
            <text:p>2280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7480" calcext:value-type="float">
            <text:p>7480</text:p>
          </table:table-cell>
          <table:table-cell office:value-type="float" office:value="2310" calcext:value-type="float">
            <text:p>231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6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0P0"/>
    </number:currency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2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number-style style:name="N164P0" style:volatile="true">
      <number:number number:decimal-places="0" loext:min-decimal-places="0" number:min-integer-digits="1" number:grouping="true"/>
      <number:text> </number:text>
    </number:number-style>
    <number:number-style style:name="N16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number number:decimal-places="2" loext:min-decimal-places="2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text> </loext:text>
      <loext:fill-character> </loext:fill-character>
      <number:text>- </number:text>
    </number:number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currency-style style:name="N16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7P2" style:volatile="true">
      <number:text> </number:text>
      <number:currency-symbol/>
      <loext:fill-character> </loext:fill-character>
      <number:text>- </number:text>
    </number:currency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currency-style style:name="N16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6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6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9">00/00/0000</text:date>, <text:time style:data-style-name="N2" text:time-value="20:39:35.8905703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06-29T21:03:29.870431995</dc:date>
    <dc:creator>Jesus Castagnetto</dc:creator>
    <meta:editing-duration>PT22H47M18S</meta:editing-duration>
    <meta:editing-cycles>130</meta:editing-cycles>
    <meta:generator>LibreOffice/6.4.3.2$Linux_X86_64 LibreOffice_project/40$Build-2</meta:generator>
    <meta:document-statistic meta:table-count="1" meta:cell-count="934" meta:object-count="0"/>
  </office:meta>
</office:document-meta>
</file>